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5cm" svg:stroke-color="#000000" draw:stroke-linejoin="round" svg:stroke-linecap="round" draw:fill="none" fo:padding-top="0.007cm" fo:padding-bottom="0.007cm" fo:padding-left="0.007cm" fo:padding-right="0.00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4.1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5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421cm" fo:padding-top="0cm" fo:padding-bottom="0cm" fo:padding-left="0cm" fo:padding-right="0cm"/>
    </style:style>
    <style:style style:name="gr6" style:family="graphic" style:parent-style-name="standard">
      <style:graphic-properties draw:stroke="dash" draw:stroke-dash="stroke-dash56" svg:stroke-width="0.015cm" svg:stroke-color="#bebebe" draw:stroke-linejoin="round" svg:stroke-linecap="round" draw:fill="none" fo:padding-top="0.007cm" fo:padding-bottom="0.007cm" fo:padding-left="0.007cm" fo:padding-right="0.00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5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0.09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9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47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99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61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8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34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7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40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54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74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01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1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87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2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8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2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4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04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67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1.27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1.704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15cm" svg:stroke-color="#000000" draw:stroke-linejoin="round" svg:stroke-linecap="round" draw:fill="solid" draw:fill-color="#cdc1c5" fo:padding-top="0.007cm" fo:padding-bottom="0.007cm" fo:padding-left="0.007cm" fo:padding-right="0.007cm"/>
    </style:style>
    <style:style style:name="gr32" style:family="graphic" style:parent-style-name="standard">
      <style:graphic-properties draw:stroke="solid" svg:stroke-width="0.015cm" svg:stroke-color="#000000" draw:stroke-linejoin="round" svg:stroke-linecap="round" draw:fill="solid" draw:fill-color="#8b1c62" fo:padding-top="0.007cm" fo:padding-bottom="0.007cm" fo:padding-left="0.007cm" fo:padding-right="0.007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1.88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82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8.5pt" style:font-size-asian="8.5pt" style:font-size-complex="8.5pt"/>
    </style:style>
    <style:style style:name="P4" style:family="paragraph">
      <loext:graphic-properties draw:fill="none"/>
      <style:paragraph-properties fo:text-align="start" style:writing-mode="lr-tb"/>
      <style:text-properties fo:font-size="7.30000019073486pt" style:font-size-asian="7.30000019073486pt" style:font-size-complex="7.30000019073486pt"/>
    </style:style>
    <style:style style:name="P5" style:family="paragraph">
      <loext:graphic-properties draw:fill="none"/>
      <style:paragraph-properties fo:text-align="start" style:writing-mode="lr-tb"/>
      <style:text-properties fo:font-size="14.5pt" style:font-size-asian="14.5pt" style:font-size-complex="14.5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  <style:text-properties fo:font-size="7.30000019073486pt" style:font-size-asian="7.30000019073486pt" style:font-size-complex="7.30000019073486pt"/>
    </style:style>
    <style:style style:name="P8" style:family="paragraph">
      <loext:graphic-properties draw:fill="solid" draw:fill-color="#cdc1c5"/>
    </style:style>
    <style:style style:name="P9" style:family="paragraph">
      <loext:graphic-properties draw:fill="solid" draw:fill-color="#8b1c62"/>
    </style:style>
    <style:style style:name="P10" style:family="paragraph">
      <loext:graphic-properties draw:fill="none"/>
      <style:paragraph-properties fo:text-align="start" style:writing-mode="lr-tb"/>
      <style:text-properties fo:font-size="10.8999996185303pt" style:font-size-asian="10.8999996185303pt" style:font-size-complex="10.8999996185303pt"/>
    </style:style>
    <style:style style:name="T1" style:family="text">
      <style:text-properties fo:color="#ee7600" style:font-name="Helvetica" fo:font-size="8.5pt" style:font-size-asian="8.5pt" style:font-name-complex="Helvetica" style:font-size-complex="8.5pt"/>
    </style:style>
    <style:style style:name="T2" style:family="text">
      <style:text-properties fo:color="#000000" style:font-name="Helvetica" fo:font-size="7.30000019073486pt" style:font-size-asian="7.30000019073486pt" style:font-name-complex="Helvetica" style:font-size-complex="7.30000019073486pt"/>
    </style:style>
    <style:style style:name="T3" style:family="text">
      <style:text-properties fo:color="#8b1c62" style:font-name="Helvetica" fo:font-size="14.5pt" style:font-size-asian="14.5pt" style:font-name-complex="Helvetica" style:font-size-complex="14.5pt"/>
    </style:style>
    <style:style style:name="T4" style:family="text">
      <style:text-properties fo:color="#cdc1c5" style:font-name="Helvetica" fo:font-size="7.30000019073486pt" style:font-size-asian="7.30000019073486pt" style:font-name-complex="Helvetica" style:font-size-complex="7.30000019073486pt"/>
    </style:style>
    <style:style style:name="T5" style:family="text">
      <style:text-properties fo:font-variant="normal" fo:text-transform="none" fo:color="#ee7600" style:text-outline="false" style:text-line-through-style="none" style:text-line-through-type="none" style:font-name="Helvetica" fo:font-size="8.5pt" fo:font-style="normal" fo:text-shadow="none" style:text-underline-style="none" fo:font-weight="normal" style:letter-kerning="true" style:font-name-asian="WenQuanYi Micro Hei" style:font-size-asian="8.5pt" style:font-style-asian="normal" style:font-weight-asian="normal" style:font-name-complex="Helvetica" style:font-size-complex="8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Helvetica" fo:font-size="7.30000019073486pt" fo:font-style="italic" style:font-size-asian="7.30000019073486pt" style:font-style-asian="italic" style:font-name-complex="Helvetica" style:font-size-complex="7.30000019073486pt" style:font-style-complex="italic"/>
    </style:style>
    <style:style style:name="T7" style:family="text">
      <style:text-properties fo:color="#000000" style:font-name="Helvetica" fo:font-size="7.30000019073486pt" fo:font-style="normal" style:font-size-asian="7.30000019073486pt" style:font-style-asian="normal" style:font-name-complex="Helvetica" style:font-size-complex="7.30000019073486pt" style:font-style-complex="normal"/>
    </style:style>
    <style:style style:name="T8" style:family="text">
      <style:text-properties fo:color="#000000" style:font-name="Helvetica" fo:font-size="10.8999996185303pt" style:font-size-asian="10.8999996185303pt" style:font-name-complex="Helvetica" style:font-size-complex="10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428cm" svg:y1="4.769cm" svg:x2="16.1cm" svg:y2="4.769cm">
          <text:p/>
        </draw:line>
        <draw:line draw:style-name="gr1" draw:text-style-name="P1" draw:layer="layout" svg:x1="2.428cm" svg:y1="4.769cm" svg:x2="2.428cm" svg:y2="4.922cm">
          <text:p/>
        </draw:line>
        <draw:line draw:style-name="gr1" draw:text-style-name="P1" draw:layer="layout" svg:x1="2.479cm" svg:y1="4.769cm" svg:x2="2.479cm" svg:y2="4.922cm">
          <text:p/>
        </draw:line>
        <draw:line draw:style-name="gr1" draw:text-style-name="P1" draw:layer="layout" svg:x1="2.581cm" svg:y1="4.769cm" svg:x2="2.581cm" svg:y2="4.922cm">
          <text:p/>
        </draw:line>
        <draw:line draw:style-name="gr1" draw:text-style-name="P1" draw:layer="layout" svg:x1="2.785cm" svg:y1="4.769cm" svg:x2="2.785cm" svg:y2="4.922cm">
          <text:p/>
        </draw:line>
        <draw:line draw:style-name="gr1" draw:text-style-name="P1" draw:layer="layout" svg:x1="3.194cm" svg:y1="4.769cm" svg:x2="3.194cm" svg:y2="4.922cm">
          <text:p/>
        </draw:line>
        <draw:line draw:style-name="gr1" draw:text-style-name="P1" draw:layer="layout" svg:x1="4.011cm" svg:y1="4.769cm" svg:x2="4.011cm" svg:y2="4.922cm">
          <text:p/>
        </draw:line>
        <draw:line draw:style-name="gr1" draw:text-style-name="P1" draw:layer="layout" svg:x1="5.646cm" svg:y1="4.769cm" svg:x2="5.646cm" svg:y2="4.922cm">
          <text:p/>
        </draw:line>
        <draw:line draw:style-name="gr1" draw:text-style-name="P1" draw:layer="layout" svg:x1="8.916cm" svg:y1="4.769cm" svg:x2="8.916cm" svg:y2="4.922cm">
          <text:p/>
        </draw:line>
        <draw:line draw:style-name="gr1" draw:text-style-name="P1" draw:layer="layout" svg:x1="16.056cm" svg:y1="4.769cm" svg:x2="16.056cm" svg:y2="4.922cm">
          <text:p/>
        </draw:line>
        <draw:frame draw:style-name="gr2" draw:text-style-name="P3" draw:layer="layout" svg:width="4.231cm" svg:height="0.336cm" svg:x="11.905cm" svg:y="0.042cm">
          <draw:text-box>
            <text:p text:style-name="P2"><text:span text:style-name="T1">Participant 8456 de la cohorte 1</text:span></text:p>
          </draw:text-box>
        </draw:frame>
        <draw:frame draw:style-name="gr3" draw:text-style-name="P4" draw:layer="layout" svg:width="0.255cm" svg:height="0.289cm" svg:x="2.357cm" svg:y="5.09cm">
          <draw:text-box>
            <text:p text:style-name="P2"><text:span text:style-name="T2">1</text:span></text:p>
          </draw:text-box>
        </draw:frame>
        <draw:frame draw:style-name="gr3" draw:text-style-name="P4" draw:layer="layout" svg:width="0.255cm" svg:height="0.289cm" svg:x="2.715cm" svg:y="5.09cm">
          <draw:text-box>
            <text:p text:style-name="P2"><text:span text:style-name="T2">8</text:span></text:p>
          </draw:text-box>
        </draw:frame>
        <draw:frame draw:style-name="gr4" draw:text-style-name="P4" draw:layer="layout" svg:width="0.29cm" svg:height="0.289cm" svg:x="3.87cm" svg:y="5.09cm">
          <draw:text-box>
            <text:p text:style-name="P2"><text:span text:style-name="T2">32</text:span></text:p>
          </draw:text-box>
        </draw:frame>
        <draw:frame draw:style-name="gr4" draw:text-style-name="P4" draw:layer="layout" svg:width="0.29cm" svg:height="0.289cm" svg:x="5.505cm" svg:y="5.09cm">
          <draw:text-box>
            <text:p text:style-name="P2"><text:span text:style-name="T2">64</text:span></text:p>
          </draw:text-box>
        </draw:frame>
        <draw:frame draw:style-name="gr5" draw:text-style-name="P4" draw:layer="layout" svg:width="0.434cm" svg:height="0.289cm" svg:x="8.703cm" svg:y="5.09cm">
          <draw:text-box>
            <text:p text:style-name="P2"><text:span text:style-name="T2">128</text:span></text:p>
          </draw:text-box>
        </draw:frame>
        <draw:line draw:style-name="gr6" draw:text-style-name="P1" draw:layer="layout" svg:x1="10.04cm" svg:y1="4.769cm" svg:x2="10.04cm" svg:y2="0.689cm">
          <text:p/>
        </draw:line>
        <draw:line draw:style-name="gr6" draw:text-style-name="P1" draw:layer="layout" svg:x1="11.522cm" svg:y1="4.769cm" svg:x2="11.522cm" svg:y2="0.689cm">
          <text:p/>
        </draw:line>
        <draw:line draw:style-name="gr6" draw:text-style-name="P1" draw:layer="layout" svg:x1="11.93cm" svg:y1="4.769cm" svg:x2="11.93cm" svg:y2="0.689cm">
          <text:p/>
        </draw:line>
        <draw:line draw:style-name="gr6" draw:text-style-name="P1" draw:layer="layout" svg:x1="14.996cm" svg:y1="4.769cm" svg:x2="14.996cm" svg:y2="0.689cm">
          <text:p/>
        </draw:line>
        <draw:frame draw:style-name="gr5" draw:text-style-name="P4" draw:layer="layout" svg:width="0.434cm" svg:height="0.289cm" svg:x="15.643cm" svg:y="5.09cm">
          <draw:text-box>
            <text:p text:style-name="P2"><text:span text:style-name="T2">256</text:span></text:p>
          </draw:text-box>
        </draw:frame>
        <draw:frame draw:style-name="gr7" draw:text-style-name="P5" draw:layer="layout" svg:width="3.52cm" svg:height="0.577cm" svg:x="7.004cm" svg:y="0.557cm">
          <draw:text-box>
            <text:p text:style-name="P2"><text:span text:style-name="T3">"Le nombre 68"</text:span></text:p>
          </draw:text-box>
        </draw:frame>
        <draw:frame draw:style-name="gr8" draw:text-style-name="P4" draw:layer="layout" svg:width="10.094cm" svg:height="0.289cm" svg:x="2.395cm" svg:y="1.86cm">
          <draw:text-box>
            <text:p text:style-name="P2"><text:span text:style-name="T4">|||||||||||||||||||||||||||||||||||||||||||||||||||||||||||||||||||||||||||||||||||||||||||||||||||||||||||||||||||||||||||||||||||||||||||||||||||||</text:span></text:p>
          </draw:text-box>
        </draw:frame>
        <draw:frame draw:style-name="gr9" draw:text-style-name="P5" draw:layer="layout" svg:width="0.51cm" svg:height="0.577cm" svg:x="9.974cm" svg:y="1.699cm">
          <draw:text-box>
            <text:p text:style-name="P2"><text:span text:style-name="T3">|</text:span></text:p>
          </draw:text-box>
        </draw:frame>
        <draw:frame draw:style-name="gr10" draw:text-style-name="P4" draw:layer="layout" svg:width="1.899cm" svg:height="0.289cm" svg:x="10.058cm" svg:y="1.86cm">
          <draw:text-box>
            <text:p text:style-name="P2"><text:span text:style-name="T4">||||||||||||||||||||||||||||</text:span></text:p>
          </draw:text-box>
        </draw:frame>
        <draw:frame draw:style-name="gr9" draw:text-style-name="P5" draw:layer="layout" svg:width="0.51cm" svg:height="0.577cm" svg:x="11.456cm" svg:y="1.699cm">
          <draw:text-box>
            <text:p text:style-name="P2"><text:span text:style-name="T3">|</text:span></text:p>
          </draw:text-box>
        </draw:frame>
        <draw:frame draw:style-name="gr11" draw:text-style-name="P4" draw:layer="layout" svg:width="0.476cm" svg:height="0.289cm" svg:x="11.54cm" svg:y="1.86cm">
          <draw:text-box>
            <text:p text:style-name="P2"><text:span text:style-name="T4">|||||||</text:span></text:p>
          </draw:text-box>
        </draw:frame>
        <draw:frame draw:style-name="gr9" draw:text-style-name="P5" draw:layer="layout" svg:width="0.51cm" svg:height="0.577cm" svg:x="11.864cm" svg:y="1.699cm">
          <draw:text-box>
            <text:p text:style-name="P2"><text:span text:style-name="T3">|</text:span></text:p>
          </draw:text-box>
        </draw:frame>
        <draw:frame draw:style-name="gr12" draw:text-style-name="P4" draw:layer="layout" svg:width="3.998cm" svg:height="0.289cm" svg:x="11.949cm" svg:y="1.86cm">
          <draw:text-box>
            <text:p text:style-name="P2"><text:span text:style-name="T4">|||||||||||||||||||||||||||||||||||||||||||||||||||||||||||</text:span></text:p>
          </draw:text-box>
        </draw:frame>
        <draw:frame draw:style-name="gr9" draw:text-style-name="P5" draw:layer="layout" svg:width="0.51cm" svg:height="0.577cm" svg:x="14.93cm" svg:y="1.699cm">
          <draw:text-box>
            <text:p text:style-name="P2"><text:span text:style-name="T3">|</text:span></text:p>
          </draw:text-box>
        </draw:frame>
        <draw:frame draw:style-name="gr13" draw:text-style-name="P4" draw:layer="layout" svg:width="0.612cm" svg:height="0.289cm" svg:x="15.014cm" svg:y="1.86cm">
          <draw:text-box>
            <text:p text:style-name="P2"><text:span text:style-name="T4">|||||||||</text:span></text:p>
          </draw:text-box>
        </draw:frame>
        <draw:frame draw:style-name="gr14" draw:text-style-name="P3" draw:layer="layout" svg:width="2.004cm" svg:height="0.336cm" svg:x="13.971cm" svg:y="1.469cm">
          <draw:text-box>
            <text:p text:style-name="P2"><text:span text:style-name="T5">4 bits de </text:span><text:span text:style-name="T1">signal</text:span></text:p>
          </draw:text-box>
        </draw:frame>
        <draw:frame draw:style-name="gr9" draw:text-style-name="P5" draw:layer="layout" svg:width="0.51cm" svg:height="0.577cm" svg:x="2.362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2.446cm" svg:y="3.04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2.515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2.599cm" svg:y="3.04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2.617cm" svg:y="2.88cm">
          <draw:text-box>
            <text:p text:style-name="P2"><text:span text:style-name="T3">||</text:span></text:p>
          </draw:text-box>
        </draw:frame>
        <draw:frame draw:style-name="gr15" draw:text-style-name="P4" draw:layer="layout" svg:width="0.341cm" svg:height="0.289cm" svg:x="2.752cm" svg:y="3.041cm">
          <draw:text-box>
            <text:p text:style-name="P2"><text:span text:style-name="T4">|||||</text:span></text:p>
          </draw:text-box>
        </draw:frame>
        <draw:frame draw:style-name="gr9" draw:text-style-name="P5" draw:layer="layout" svg:width="0.51cm" svg:height="0.577cm" svg:x="2.975cm" svg:y="2.88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3.11cm" svg:y="3.04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3.179cm" svg:y="2.88cm">
          <draw:text-box>
            <text:p text:style-name="P2"><text:span text:style-name="T3">|</text:span></text:p>
          </draw:text-box>
        </draw:frame>
        <draw:frame draw:style-name="gr15" draw:text-style-name="P4" draw:layer="layout" svg:width="0.341cm" svg:height="0.289cm" svg:x="3.263cm" svg:y="3.041cm">
          <draw:text-box>
            <text:p text:style-name="P2"><text:span text:style-name="T4">|||||</text:span></text:p>
          </draw:text-box>
        </draw:frame>
        <draw:frame draw:style-name="gr9" draw:text-style-name="P5" draw:layer="layout" svg:width="0.51cm" svg:height="0.577cm" svg:x="3.485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3.57cm" svg:y="3.04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3.588cm" svg:y="2.88cm">
          <draw:text-box>
            <text:p text:style-name="P2"><text:span text:style-name="T3">|</text:span></text:p>
          </draw:text-box>
        </draw:frame>
        <draw:frame draw:style-name="gr16" draw:text-style-name="P4" draw:layer="layout" svg:width="0.273cm" svg:height="0.289cm" svg:x="3.672cm" svg:y="3.041cm">
          <draw:text-box>
            <text:p text:style-name="P2"><text:span text:style-name="T4">||||</text:span></text:p>
          </draw:text-box>
        </draw:frame>
        <draw:frame draw:style-name="gr9" draw:text-style-name="P5" draw:layer="layout" svg:width="0.51cm" svg:height="0.577cm" svg:x="3.843cm" svg:y="2.88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3.979cm" svg:y="3.04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3.997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4.081cm" svg:y="3.04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4.099cm" svg:y="2.88cm">
          <draw:text-box>
            <text:p text:style-name="P2"><text:span text:style-name="T3">|</text:span></text:p>
          </draw:text-box>
        </draw:frame>
        <draw:frame draw:style-name="gr17" draw:text-style-name="P4" draw:layer="layout" svg:width="0.408cm" svg:height="0.289cm" svg:x="4.183cm" svg:y="3.041cm">
          <draw:text-box>
            <text:p text:style-name="P2"><text:span text:style-name="T4">||||||</text:span></text:p>
          </draw:text-box>
        </draw:frame>
        <draw:frame draw:style-name="gr9" draw:text-style-name="P5" draw:layer="layout" svg:width="0.51cm" svg:height="0.577cm" svg:x="4.456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4.541cm" svg:y="3.04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4.61cm" svg:y="2.88cm">
          <draw:text-box>
            <text:p text:style-name="P2"><text:span text:style-name="T3">||</text:span></text:p>
          </draw:text-box>
        </draw:frame>
        <draw:frame draw:style-name="gr17" draw:text-style-name="P4" draw:layer="layout" svg:width="0.408cm" svg:height="0.289cm" svg:x="4.745cm" svg:y="3.041cm">
          <draw:text-box>
            <text:p text:style-name="P2"><text:span text:style-name="T4">||||||</text:span></text:p>
          </draw:text-box>
        </draw:frame>
        <draw:frame draw:style-name="gr9" draw:text-style-name="P5" draw:layer="layout" svg:width="0.51cm" svg:height="0.577cm" svg:x="5.018cm" svg:y="2.88cm">
          <draw:text-box>
            <text:p text:style-name="P2"><text:span text:style-name="T3">|</text:span></text:p>
          </draw:text-box>
        </draw:frame>
        <draw:frame draw:style-name="gr15" draw:text-style-name="P4" draw:layer="layout" svg:width="0.341cm" svg:height="0.289cm" svg:x="5.103cm" svg:y="3.041cm">
          <draw:text-box>
            <text:p text:style-name="P2"><text:span text:style-name="T4">|||||</text:span></text:p>
          </draw:text-box>
        </draw:frame>
        <draw:frame draw:style-name="gr9" draw:text-style-name="P5" draw:layer="layout" svg:width="0.51cm" svg:height="0.577cm" svg:x="5.325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5.409cm" svg:y="3.04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5.478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5.562cm" svg:y="3.04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5.58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5.665cm" svg:y="3.04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5.683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5.767cm" svg:y="3.04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5.836cm" svg:y="2.88cm">
          <draw:text-box>
            <text:p text:style-name="P2"><text:span text:style-name="T3">|</text:span></text:p>
          </draw:text-box>
        </draw:frame>
        <draw:frame draw:style-name="gr18" draw:text-style-name="P4" draw:layer="layout" svg:width="0.544cm" svg:height="0.289cm" svg:x="5.92cm" svg:y="3.041cm">
          <draw:text-box>
            <text:p text:style-name="P2"><text:span text:style-name="T4">||||||||</text:span></text:p>
          </draw:text-box>
        </draw:frame>
        <draw:frame draw:style-name="gr9" draw:text-style-name="P5" draw:layer="layout" svg:width="0.51cm" svg:height="0.577cm" svg:x="6.296cm" svg:y="2.88cm">
          <draw:text-box>
            <text:p text:style-name="P2"><text:span text:style-name="T3">|</text:span></text:p>
          </draw:text-box>
        </draw:frame>
        <draw:frame draw:style-name="gr18" draw:text-style-name="P4" draw:layer="layout" svg:width="0.544cm" svg:height="0.289cm" svg:x="6.38cm" svg:y="3.041cm">
          <draw:text-box>
            <text:p text:style-name="P2"><text:span text:style-name="T4">||||||||</text:span></text:p>
          </draw:text-box>
        </draw:frame>
        <draw:frame draw:style-name="gr9" draw:text-style-name="P5" draw:layer="layout" svg:width="0.51cm" svg:height="0.577cm" svg:x="6.755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6.84cm" svg:y="3.04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6.857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6.942cm" svg:y="3.041cm">
          <draw:text-box>
            <text:p text:style-name="P2"><text:span text:style-name="T4">|||</text:span></text:p>
          </draw:text-box>
        </draw:frame>
        <draw:frame draw:style-name="gr9" draw:text-style-name="P5" draw:layer="layout" svg:width="0.51cm" svg:height="0.577cm" svg:x="7.062cm" svg:y="2.88cm">
          <draw:text-box>
            <text:p text:style-name="P2"><text:span text:style-name="T3">||</text:span></text:p>
          </draw:text-box>
        </draw:frame>
        <draw:frame draw:style-name="gr15" draw:text-style-name="P4" draw:layer="layout" svg:width="0.341cm" svg:height="0.289cm" svg:x="7.197cm" svg:y="3.041cm">
          <draw:text-box>
            <text:p text:style-name="P2"><text:span text:style-name="T4">|||||</text:span></text:p>
          </draw:text-box>
        </draw:frame>
        <draw:frame draw:style-name="gr9" draw:text-style-name="P5" draw:layer="layout" svg:width="0.51cm" svg:height="0.577cm" svg:x="7.419cm" svg:y="2.88cm">
          <draw:text-box>
            <text:p text:style-name="P2"><text:span text:style-name="T3">|</text:span></text:p>
          </draw:text-box>
        </draw:frame>
        <draw:frame draw:style-name="gr16" draw:text-style-name="P4" draw:layer="layout" svg:width="0.273cm" svg:height="0.289cm" svg:x="7.504cm" svg:y="3.041cm">
          <draw:text-box>
            <text:p text:style-name="P2"><text:span text:style-name="T4">||||</text:span></text:p>
          </draw:text-box>
        </draw:frame>
        <draw:frame draw:style-name="gr9" draw:text-style-name="P5" draw:layer="layout" svg:width="0.51cm" svg:height="0.577cm" svg:x="7.675cm" svg:y="2.88cm">
          <draw:text-box>
            <text:p text:style-name="P2"><text:span text:style-name="T3">|</text:span></text:p>
          </draw:text-box>
        </draw:frame>
        <draw:frame draw:style-name="gr16" draw:text-style-name="P4" draw:layer="layout" svg:width="0.273cm" svg:height="0.289cm" svg:x="7.759cm" svg:y="3.041cm">
          <draw:text-box>
            <text:p text:style-name="P2"><text:span text:style-name="T4">||||</text:span></text:p>
          </draw:text-box>
        </draw:frame>
        <draw:frame draw:style-name="gr9" draw:text-style-name="P5" draw:layer="layout" svg:width="0.51cm" svg:height="0.577cm" svg:x="7.93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8.015cm" svg:y="3.041cm">
          <draw:text-box>
            <text:p text:style-name="P2"><text:span text:style-name="T4">|||</text:span></text:p>
          </draw:text-box>
        </draw:frame>
        <draw:frame draw:style-name="gr9" draw:text-style-name="P5" draw:layer="layout" svg:width="0.51cm" svg:height="0.577cm" svg:x="8.135cm" svg:y="2.88cm">
          <draw:text-box>
            <text:p text:style-name="P2"><text:span text:style-name="T3">||</text:span></text:p>
          </draw:text-box>
        </draw:frame>
        <draw:frame draw:style-name="gr19" draw:text-style-name="P4" draw:layer="layout" svg:width="0.747cm" svg:height="0.289cm" svg:x="8.27cm" svg:y="3.041cm">
          <draw:text-box>
            <text:p text:style-name="P2"><text:span text:style-name="T4">|||||||||||</text:span></text:p>
          </draw:text-box>
        </draw:frame>
        <draw:frame draw:style-name="gr9" draw:text-style-name="P5" draw:layer="layout" svg:width="0.51cm" svg:height="0.577cm" svg:x="8.799cm" svg:y="2.88cm">
          <draw:text-box>
            <text:p text:style-name="P2"><text:span text:style-name="T3">|</text:span></text:p>
          </draw:text-box>
        </draw:frame>
        <draw:frame draw:style-name="gr11" draw:text-style-name="P4" draw:layer="layout" svg:width="0.476cm" svg:height="0.289cm" svg:x="8.883cm" svg:y="3.041cm">
          <draw:text-box>
            <text:p text:style-name="P2"><text:span text:style-name="T4">|||||||</text:span></text:p>
          </draw:text-box>
        </draw:frame>
        <draw:frame draw:style-name="gr9" draw:text-style-name="P5" draw:layer="layout" svg:width="0.51cm" svg:height="0.577cm" svg:x="9.208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9.292cm" svg:y="3.04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9.361cm" svg:y="2.88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9.547cm" svg:y="3.04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9.616cm" svg:y="2.88cm">
          <draw:text-box>
            <text:p text:style-name="P2"><text:span text:style-name="T3">||</text:span></text:p>
          </draw:text-box>
        </draw:frame>
        <draw:frame draw:style-name="gr20" draw:text-style-name="P4" draw:layer="layout" svg:width="1.018cm" svg:height="0.289cm" svg:x="9.752cm" svg:y="3.041cm">
          <draw:text-box>
            <text:p text:style-name="P2"><text:span text:style-name="T4">|||||||||||||||</text:span></text:p>
          </draw:text-box>
        </draw:frame>
        <draw:frame draw:style-name="gr9" draw:text-style-name="P5" draw:layer="layout" svg:width="0.51cm" svg:height="0.577cm" svg:x="10.485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0.569cm" svg:y="3.04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0.587cm" svg:y="2.88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10.722cm" svg:y="3.04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10.791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0.876cm" svg:y="3.041cm">
          <draw:text-box>
            <text:p text:style-name="P2"><text:span text:style-name="T4">|||</text:span></text:p>
          </draw:text-box>
        </draw:frame>
        <draw:frame draw:style-name="gr9" draw:text-style-name="P5" draw:layer="layout" svg:width="0.51cm" svg:height="0.577cm" svg:x="10.996cm" svg:y="2.88cm">
          <draw:text-box>
            <text:p text:style-name="P2"><text:span text:style-name="T3">|</text:span></text:p>
          </draw:text-box>
        </draw:frame>
        <draw:frame draw:style-name="gr15" draw:text-style-name="P4" draw:layer="layout" svg:width="0.341cm" svg:height="0.289cm" svg:x="11.08cm" svg:y="3.041cm">
          <draw:text-box>
            <text:p text:style-name="P2"><text:span text:style-name="T4">|||||</text:span></text:p>
          </draw:text-box>
        </draw:frame>
        <draw:frame draw:style-name="gr9" draw:text-style-name="P5" draw:layer="layout" svg:width="0.51cm" svg:height="0.577cm" svg:x="11.302cm" svg:y="2.88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11.489cm" svg:y="3.04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11.558cm" svg:y="2.88cm">
          <draw:text-box>
            <text:p text:style-name="P2"><text:span text:style-name="T3">|</text:span></text:p>
          </draw:text-box>
        </draw:frame>
        <draw:frame draw:style-name="gr16" draw:text-style-name="P4" draw:layer="layout" svg:width="0.273cm" svg:height="0.289cm" svg:x="11.642cm" svg:y="3.041cm">
          <draw:text-box>
            <text:p text:style-name="P2"><text:span text:style-name="T4">||||</text:span></text:p>
          </draw:text-box>
        </draw:frame>
        <draw:frame draw:style-name="gr9" draw:text-style-name="P5" draw:layer="layout" svg:width="0.51cm" svg:height="0.577cm" svg:x="11.813cm" svg:y="2.88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11.949cm" svg:y="3.041cm">
          <draw:text-box>
            <text:p text:style-name="P2"><text:span text:style-name="T4">|||</text:span></text:p>
          </draw:text-box>
        </draw:frame>
        <draw:frame draw:style-name="gr9" draw:text-style-name="P5" draw:layer="layout" svg:width="0.51cm" svg:height="0.577cm" svg:x="12.069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2.153cm" svg:y="3.04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2.171cm" svg:y="2.88cm">
          <draw:text-box>
            <text:p text:style-name="P2"><text:span text:style-name="T3">|</text:span></text:p>
          </draw:text-box>
        </draw:frame>
        <draw:frame draw:style-name="gr16" draw:text-style-name="P4" draw:layer="layout" svg:width="0.273cm" svg:height="0.289cm" svg:x="12.255cm" svg:y="3.041cm">
          <draw:text-box>
            <text:p text:style-name="P2"><text:span text:style-name="T4">||||</text:span></text:p>
          </draw:text-box>
        </draw:frame>
        <draw:frame draw:style-name="gr9" draw:text-style-name="P5" draw:layer="layout" svg:width="0.51cm" svg:height="0.577cm" svg:x="12.426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2.511cm" svg:y="3.041cm">
          <draw:text-box>
            <text:p text:style-name="P2"><text:span text:style-name="T4">|||</text:span></text:p>
          </draw:text-box>
        </draw:frame>
        <draw:frame draw:style-name="gr9" draw:text-style-name="P5" draw:layer="layout" svg:width="0.51cm" svg:height="0.577cm" svg:x="12.631cm" svg:y="2.88cm">
          <draw:text-box>
            <text:p text:style-name="P2"><text:span text:style-name="T3">|</text:span></text:p>
          </draw:text-box>
        </draw:frame>
        <draw:frame draw:style-name="gr17" draw:text-style-name="P4" draw:layer="layout" svg:width="0.408cm" svg:height="0.289cm" svg:x="12.715cm" svg:y="3.041cm">
          <draw:text-box>
            <text:p text:style-name="P2"><text:span text:style-name="T4">||||||</text:span></text:p>
          </draw:text-box>
        </draw:frame>
        <draw:frame draw:style-name="gr9" draw:text-style-name="P5" draw:layer="layout" svg:width="0.51cm" svg:height="0.577cm" svg:x="12.988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3.073cm" svg:y="3.04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3.091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3.175cm" svg:y="3.04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13.244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3.328cm" svg:y="3.04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13.397cm" svg:y="2.88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13.533cm" svg:y="3.04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13.601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3.686cm" svg:y="3.041cm">
          <draw:text-box>
            <text:p text:style-name="P2"><text:span text:style-name="T4">|||</text:span></text:p>
          </draw:text-box>
        </draw:frame>
        <draw:frame draw:style-name="gr9" draw:text-style-name="P5" draw:layer="layout" svg:width="0.51cm" svg:height="0.577cm" svg:x="13.806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3.89cm" svg:y="3.041cm">
          <draw:text-box>
            <text:p text:style-name="P2"><text:span text:style-name="T4">|||</text:span></text:p>
          </draw:text-box>
        </draw:frame>
        <draw:frame draw:style-name="gr9" draw:text-style-name="P5" draw:layer="layout" svg:width="0.51cm" svg:height="0.577cm" svg:x="14.01cm" svg:y="2.88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4.094cm" svg:y="3.04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4.112cm" svg:y="2.88cm">
          <draw:text-box>
            <text:p text:style-name="P2"><text:span text:style-name="T3">|||</text:span></text:p>
          </draw:text-box>
        </draw:frame>
        <draw:frame draw:style-name="gr21" draw:text-style-name="P4" draw:layer="layout" svg:width="0.815cm" svg:height="0.289cm" svg:x="14.299cm" svg:y="3.041cm">
          <draw:text-box>
            <text:p text:style-name="P2"><text:span text:style-name="T4">||||||||||||</text:span></text:p>
          </draw:text-box>
        </draw:frame>
        <draw:frame draw:style-name="gr9" draw:text-style-name="P5" draw:layer="layout" svg:width="0.51cm" svg:height="0.577cm" svg:x="14.879cm" svg:y="2.88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15.065cm" svg:y="3.04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5.083cm" svg:y="2.88cm">
          <draw:text-box>
            <text:p text:style-name="P2"><text:span text:style-name="T3">|</text:span></text:p>
          </draw:text-box>
        </draw:frame>
        <draw:frame draw:style-name="gr17" draw:text-style-name="P4" draw:layer="layout" svg:width="0.408cm" svg:height="0.289cm" svg:x="15.167cm" svg:y="3.041cm">
          <draw:text-box>
            <text:p text:style-name="P2"><text:span text:style-name="T4">||||||</text:span></text:p>
          </draw:text-box>
        </draw:frame>
        <draw:frame draw:style-name="gr22" draw:text-style-name="P3" draw:layer="layout" svg:width="1.911cm" svg:height="0.336cm" svg:x="14.076cm" svg:y="2.649cm">
          <draw:text-box>
            <text:p text:style-name="P2"><text:span text:style-name="T1">69 bits activés</text:span></text:p>
          </draw:text-box>
        </draw:frame>
        <draw:frame draw:style-name="gr9" draw:text-style-name="P5" draw:layer="layout" svg:width="0.51cm" svg:height="0.577cm" svg:x="2.362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2.497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2.515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2.599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2.617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2.752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2.77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2.855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2.924cm" svg:y="4.06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3.11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3.128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3.212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3.23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3.314cm" svg:y="4.221cm">
          <draw:text-box>
            <text:p text:style-name="P2"><text:span text:style-name="T4">|||</text:span></text:p>
          </draw:text-box>
        </draw:frame>
        <draw:frame draw:style-name="gr23" draw:text-style-name="P5" draw:layer="layout" svg:width="0.527cm" svg:height="0.577cm" svg:x="3.435cm" svg:y="4.06cm">
          <draw:text-box>
            <text:p text:style-name="P2"><text:span text:style-name="T3">||||</text:span></text:p>
          </draw:text-box>
        </draw:frame>
        <draw:frame draw:style-name="gr3" draw:text-style-name="P4" draw:layer="layout" svg:width="0.255cm" svg:height="0.289cm" svg:x="3.672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3.69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3.774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3.792cm" svg:y="4.06cm">
          <draw:text-box>
            <text:p text:style-name="P2"><text:span text:style-name="T3">|||</text:span></text:p>
          </draw:text-box>
        </draw:frame>
        <draw:frame draw:style-name="gr16" draw:text-style-name="P4" draw:layer="layout" svg:width="0.273cm" svg:height="0.289cm" svg:x="3.979cm" svg:y="4.221cm">
          <draw:text-box>
            <text:p text:style-name="P2"><text:span text:style-name="T4">||||</text:span></text:p>
          </draw:text-box>
        </draw:frame>
        <draw:frame draw:style-name="gr9" draw:text-style-name="P5" draw:layer="layout" svg:width="0.51cm" svg:height="0.577cm" svg:x="4.15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4.285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4.303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4.387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4.456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4.541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4.558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4.643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4.661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4.745cm" svg:y="4.221cm">
          <draw:text-box>
            <text:p text:style-name="P2"><text:span text:style-name="T4">||</text:span></text:p>
          </draw:text-box>
        </draw:frame>
        <draw:frame draw:style-name="gr24" draw:text-style-name="P5" draw:layer="layout" svg:width="0.789cm" svg:height="0.577cm" svg:x="4.814cm" svg:y="4.06cm">
          <draw:text-box>
            <text:p text:style-name="P2"><text:span text:style-name="T3">||||||</text:span></text:p>
          </draw:text-box>
        </draw:frame>
        <draw:frame draw:style-name="gr3" draw:text-style-name="P4" draw:layer="layout" svg:width="0.255cm" svg:height="0.289cm" svg:x="5.154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5.171cm" svg:y="4.06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5.358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5.427cm" svg:y="4.06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5.613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5.631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5.716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5.785cm" svg:y="4.06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5.971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6.04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6.175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6.244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6.38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6.398cm" svg:y="4.06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6.584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6.602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6.738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6.755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6.891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6.96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7.044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7.062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7.197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7.266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7.351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7.369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7.504cm" svg:y="4.221cm">
          <draw:text-box>
            <text:p text:style-name="P2"><text:span text:style-name="T4">|</text:span></text:p>
          </draw:text-box>
        </draw:frame>
        <draw:frame draw:style-name="gr23" draw:text-style-name="P5" draw:layer="layout" svg:width="0.527cm" svg:height="0.577cm" svg:x="7.522cm" svg:y="4.06cm">
          <draw:text-box>
            <text:p text:style-name="P2"><text:span text:style-name="T3">||||</text:span></text:p>
          </draw:text-box>
        </draw:frame>
        <draw:frame draw:style-name="gr3" draw:text-style-name="P4" draw:layer="layout" svg:width="0.255cm" svg:height="0.289cm" svg:x="7.759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7.777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7.861cm" svg:y="4.221cm">
          <draw:text-box>
            <text:p text:style-name="P2"><text:span text:style-name="T4">|||</text:span></text:p>
          </draw:text-box>
        </draw:frame>
        <draw:frame draw:style-name="gr9" draw:text-style-name="P5" draw:layer="layout" svg:width="0.51cm" svg:height="0.577cm" svg:x="7.982cm" svg:y="4.06cm">
          <draw:text-box>
            <text:p text:style-name="P2"><text:span text:style-name="T3">|</text:span></text:p>
          </draw:text-box>
        </draw:frame>
        <draw:frame draw:style-name="gr16" draw:text-style-name="P4" draw:layer="layout" svg:width="0.273cm" svg:height="0.289cm" svg:x="8.066cm" svg:y="4.221cm">
          <draw:text-box>
            <text:p text:style-name="P2"><text:span text:style-name="T4">||||</text:span></text:p>
          </draw:text-box>
        </draw:frame>
        <draw:frame draw:style-name="gr9" draw:text-style-name="P5" draw:layer="layout" svg:width="0.51cm" svg:height="0.577cm" svg:x="8.237cm" svg:y="4.06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8.423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8.441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8.577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8.595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8.679cm" svg:y="4.221cm">
          <draw:text-box>
            <text:p text:style-name="P2"><text:span text:style-name="T4">|||</text:span></text:p>
          </draw:text-box>
        </draw:frame>
        <draw:frame draw:style-name="gr9" draw:text-style-name="P5" draw:layer="layout" svg:width="0.51cm" svg:height="0.577cm" svg:x="8.799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8.883cm" svg:y="4.221cm">
          <draw:text-box>
            <text:p text:style-name="P2"><text:span text:style-name="T4">|</text:span></text:p>
          </draw:text-box>
        </draw:frame>
        <draw:frame draw:style-name="gr23" draw:text-style-name="P5" draw:layer="layout" svg:width="0.527cm" svg:height="0.577cm" svg:x="8.901cm" svg:y="4.06cm">
          <draw:text-box>
            <text:p text:style-name="P2"><text:span text:style-name="T3">||||</text:span></text:p>
          </draw:text-box>
        </draw:frame>
        <draw:frame draw:style-name="gr3" draw:text-style-name="P4" draw:layer="layout" svg:width="0.255cm" svg:height="0.289cm" svg:x="9.139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9.208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9.343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9.412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9.547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9.616cm" svg:y="4.06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9.803cm" svg:y="4.221cm">
          <draw:text-box>
            <text:p text:style-name="P2"><text:span text:style-name="T4">||</text:span></text:p>
          </draw:text-box>
        </draw:frame>
        <draw:frame draw:style-name="gr24" draw:text-style-name="P5" draw:layer="layout" svg:width="0.789cm" svg:height="0.577cm" svg:x="9.872cm" svg:y="4.06cm">
          <draw:text-box>
            <text:p text:style-name="P2"><text:span text:style-name="T3">||||||</text:span></text:p>
          </draw:text-box>
        </draw:frame>
        <draw:frame draw:style-name="gr3" draw:text-style-name="P4" draw:layer="layout" svg:width="0.255cm" svg:height="0.289cm" svg:x="10.212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0.23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10.365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0.383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0.467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0.485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0.569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10.638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10.774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0.791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0.876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0.894cm" svg:y="4.06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11.08cm" svg:y="4.221cm">
          <draw:text-box>
            <text:p text:style-name="P2"><text:span text:style-name="T4">|||</text:span></text:p>
          </draw:text-box>
        </draw:frame>
        <draw:frame draw:style-name="gr9" draw:text-style-name="P5" draw:layer="layout" svg:width="0.51cm" svg:height="0.577cm" svg:x="11.2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1.285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1.302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1.387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1.405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1.489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11.558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1.642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1.66cm" svg:y="4.06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11.847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1.864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1.949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1.966cm" svg:y="4.06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12.153cm" svg:y="4.221cm">
          <draw:text-box>
            <text:p text:style-name="P2"><text:span text:style-name="T4">|||</text:span></text:p>
          </draw:text-box>
        </draw:frame>
        <draw:frame draw:style-name="gr9" draw:text-style-name="P5" draw:layer="layout" svg:width="0.51cm" svg:height="0.577cm" svg:x="12.273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2.357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2.375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2.46cm" svg:y="4.221cm">
          <draw:text-box>
            <text:p text:style-name="P2"><text:span text:style-name="T4">||</text:span></text:p>
          </draw:text-box>
        </draw:frame>
        <draw:frame draw:style-name="gr23" draw:text-style-name="P5" draw:layer="layout" svg:width="0.527cm" svg:height="0.577cm" svg:x="12.529cm" svg:y="4.06cm">
          <draw:text-box>
            <text:p text:style-name="P2"><text:span text:style-name="T3">||||</text:span></text:p>
          </draw:text-box>
        </draw:frame>
        <draw:frame draw:style-name="gr3" draw:text-style-name="P4" draw:layer="layout" svg:width="0.255cm" svg:height="0.289cm" svg:x="12.766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2.784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2.868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2.886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2.97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2.988cm" svg:y="4.06cm">
          <draw:text-box>
            <text:p text:style-name="P2"><text:span text:style-name="T3">|</text:span></text:p>
          </draw:text-box>
        </draw:frame>
        <draw:frame draw:style-name="gr16" draw:text-style-name="P4" draw:layer="layout" svg:width="0.273cm" svg:height="0.289cm" svg:x="13.073cm" svg:y="4.221cm">
          <draw:text-box>
            <text:p text:style-name="P2"><text:span text:style-name="T4">||||</text:span></text:p>
          </draw:text-box>
        </draw:frame>
        <draw:frame draw:style-name="gr9" draw:text-style-name="P5" draw:layer="layout" svg:width="0.51cm" svg:height="0.577cm" svg:x="13.244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3.328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3.346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3.43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3.448cm" svg:y="4.06cm">
          <draw:text-box>
            <text:p text:style-name="P2"><text:span text:style-name="T3">|</text:span></text:p>
          </draw:text-box>
        </draw:frame>
        <draw:frame draw:style-name="gr3" draw:text-style-name="P4" draw:layer="layout" svg:width="0.255cm" svg:height="0.289cm" svg:x="13.533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13.601cm" svg:y="4.06cm">
          <draw:text-box>
            <text:p text:style-name="P2"><text:span text:style-name="T3">|||</text:span></text:p>
          </draw:text-box>
        </draw:frame>
        <draw:frame draw:style-name="gr3" draw:text-style-name="P4" draw:layer="layout" svg:width="0.255cm" svg:height="0.289cm" svg:x="13.788cm" svg:y="4.221cm">
          <draw:text-box>
            <text:p text:style-name="P2"><text:span text:style-name="T4">||</text:span></text:p>
          </draw:text-box>
        </draw:frame>
        <draw:frame draw:style-name="gr9" draw:text-style-name="P5" draw:layer="layout" svg:width="0.51cm" svg:height="0.577cm" svg:x="13.857cm" svg:y="4.06cm">
          <draw:text-box>
            <text:p text:style-name="P2"><text:span text:style-name="T3">||</text:span></text:p>
          </draw:text-box>
        </draw:frame>
        <draw:frame draw:style-name="gr3" draw:text-style-name="P4" draw:layer="layout" svg:width="0.255cm" svg:height="0.289cm" svg:x="13.992cm" svg:y="4.221cm">
          <draw:text-box>
            <text:p text:style-name="P2"><text:span text:style-name="T4">|</text:span></text:p>
          </draw:text-box>
        </draw:frame>
        <draw:frame draw:style-name="gr25" draw:text-style-name="P5" draw:layer="layout" svg:width="0.921cm" svg:height="0.577cm" svg:x="14.01cm" svg:y="4.06cm">
          <draw:text-box>
            <text:p text:style-name="P2"><text:span text:style-name="T3">|||||||</text:span></text:p>
          </draw:text-box>
        </draw:frame>
        <draw:frame draw:style-name="gr3" draw:text-style-name="P4" draw:layer="layout" svg:width="0.255cm" svg:height="0.289cm" svg:x="14.401cm" svg:y="4.221cm">
          <draw:text-box>
            <text:p text:style-name="P2"><text:span text:style-name="T4">|</text:span></text:p>
          </draw:text-box>
        </draw:frame>
        <draw:frame draw:style-name="gr9" draw:text-style-name="P5" draw:layer="layout" svg:width="0.51cm" svg:height="0.577cm" svg:x="14.419cm" svg:y="4.06cm">
          <draw:text-box>
            <text:p text:style-name="P2"><text:span text:style-name="T3">|</text:span></text:p>
          </draw:text-box>
        </draw:frame>
        <draw:frame draw:style-name="gr16" draw:text-style-name="P4" draw:layer="layout" svg:width="0.273cm" svg:height="0.289cm" svg:x="14.503cm" svg:y="4.221cm">
          <draw:text-box>
            <text:p text:style-name="P2"><text:span text:style-name="T4">||||</text:span></text:p>
          </draw:text-box>
        </draw:frame>
        <draw:frame draw:style-name="gr26" draw:text-style-name="P5" draw:layer="layout" svg:width="1.446cm" svg:height="0.577cm" svg:x="14.674cm" svg:y="4.06cm">
          <draw:text-box>
            <text:p text:style-name="P2"><text:span text:style-name="T3">|||||||||||</text:span></text:p>
          </draw:text-box>
        </draw:frame>
        <draw:frame draw:style-name="gr16" draw:text-style-name="P4" draw:layer="layout" svg:width="0.273cm" svg:height="0.289cm" svg:x="15.269cm" svg:y="4.221cm">
          <draw:text-box>
            <text:p text:style-name="P2"><text:span text:style-name="T4">||||</text:span></text:p>
          </draw:text-box>
        </draw:frame>
        <draw:frame draw:style-name="gr27" draw:text-style-name="P3" draw:layer="layout" svg:width="2.076cm" svg:height="0.336cm" svg:x="13.91cm" svg:y="3.829cm">
          <draw:text-box>
            <text:p text:style-name="P2"><text:span text:style-name="T1">145 bits activés</text:span></text:p>
          </draw:text-box>
        </draw:frame>
        <draw:frame draw:style-name="gr28" draw:text-style-name="P4" draw:layer="layout" svg:width="1.712cm" svg:height="0.289cm" svg:x="0.332cm" svg:y="0.823cm">
          <draw:text-box>
            <text:p text:style-name="P2"><text:span text:style-name="T2">Valeur vraie </text:span><text:span text:style-name="T6">v </text:span><text:span text:style-name="T7">:</text:span></text:p>
          </draw:text-box>
        </draw:frame>
        <draw:frame draw:style-name="gr29" draw:text-style-name="P7" draw:layer="layout" svg:width="1.298cm" svg:height="0.577cm" svg:x="0.49cm" svg:y="1.75cm">
          <draw:text-box>
            <text:p text:style-name="P6"><text:span text:style-name="T2">Filtre de </text:span></text:p>
            <text:p text:style-name="P6"><text:span text:style-name="T2">Bloom (</text:span><text:span text:style-name="T6">B</text:span><text:span text:style-name="T2">) :</text:span></text:p>
          </draw:text-box>
        </draw:frame>
        <draw:frame draw:style-name="gr30" draw:text-style-name="P7" draw:layer="layout" svg:width="1.746cm" svg:height="0.577cm" svg:x="0.218cm" svg:y="2.908cm">
          <draw:text-box>
            <text:p text:style-name="P6"><text:span text:style-name="T2">Filtre de Bloom</text:span></text:p>
            <text:p text:style-name="P6"><text:span text:style-name="T2">factice (</text:span><text:span text:style-name="T6">B'</text:span><text:span text:style-name="T2">) :</text:span></text:p>
          </draw:text-box>
        </draw:frame>
        <draw:polygon draw:style-name="gr31" draw:text-style-name="P8" draw:layer="layout" svg:width="0.276cm" svg:height="0.23cm" svg:x="13.792cm" svg:y="1.034cm" svg:viewBox="0 0 277 231" draw:points="0,231 277,231 277,0 0,0">
          <text:p/>
        </draw:polygon>
        <draw:polygon draw:style-name="gr32" draw:text-style-name="P9" draw:layer="layout" svg:width="0.276cm" svg:height="0.23cm" svg:x="14.972cm" svg:y="1.034cm" svg:viewBox="0 0 277 231" draw:points="0,231 277,231 277,0 0,0">
          <text:p/>
        </draw:polygon>
        <draw:frame draw:style-name="gr33" draw:text-style-name="P4" draw:layer="layout" svg:width="1.928cm" svg:height="0.577cm" svg:x="0.168cm" svg:y="4.132cm">
          <draw:text-box>
            <text:p text:style-name="P2"><text:span text:style-name="T2">Valeur transmise</text:span></text:p>
            <text:p text:style-name="P2"><text:span text:style-name="T2">au serveur (</text:span><text:span text:style-name="T6">S</text:span><text:span text:style-name="T7">) :</text:span></text:p>
          </draw:text-box>
        </draw:frame>
        <draw:frame draw:style-name="gr34" draw:text-style-name="P10" draw:layer="layout" svg:width="0.382cm" svg:height="0.429cm" svg:x="14.414cm" svg:y="0.94cm">
          <draw:text-box>
            <text:p text:style-name="P2"><text:span text:style-name="T8">0</text:span></text:p>
          </draw:text-box>
        </draw:frame>
        <draw:frame draw:style-name="gr34" draw:text-style-name="P10" draw:layer="layout" svg:width="0.382cm" svg:height="0.429cm" svg:x="15.593cm" svg:y="0.94cm">
          <draw:text-box>
            <text:p text:style-name="P2"><text:span text:style-name="T8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stroke-dash56" draw:style="rect" draw:dots1="1" draw:dots1-length="0.047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2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Marc Gervais</meta:initial-creator>
    <meta:creation-date>2020-01-12T16:21:31.901660288</meta:creation-date>
    <dc:date>2020-01-15T14:57:05.181668960</dc:date>
    <dc:creator>Jean-Marc Gervais</dc:creator>
    <meta:editing-duration>PT5M44S</meta:editing-duration>
    <meta:editing-cycles>3</meta:editing-cycles>
    <meta:generator>LibreOffice/6.0.7.3$Linux_X86_64 LibreOffice_project/00m0$Build-3</meta:generator>
    <meta:document-statistic meta:object-count="280"/>
  </office:meta>
</office:document-meta>
</file>